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1B64A537B7EE57691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f8d7" draw:opacity="100%" draw:textarea-horizontal-align="justify" draw:textarea-vertical-align="middle" draw:auto-grow-height="false" fo:min-height="19.75cm" fo:min-width="19.2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ef8d7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20cm" svg:x="-1cm" svg:y="-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415cm" svg:height="4.5cm" svg:x="1.193cm" svg:y="6.65cm">
          <draw:image xlink:href="Pictures/10000001000005DC000001B64A537B7EE576919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cm" fo:page-height="1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1:48:59.936890782</meta:creation-date>
    <dc:date>2024-01-04T14:47:32.965571643</dc:date>
    <meta:editing-duration>PT12M54S</meta:editing-duration>
    <meta:editing-cycles>7</meta:editing-cycles>
    <meta:generator>LibreOffice/7.4.7.2$Linux_X86_64 LibreOffice_project/40$Build-2</meta:generator>
    <meta:document-statistic meta:object-count="2"/>
  </office:meta>
</office:document-meta>
</file>